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edef" officeooo:paragraph-rsid="005b1ca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9bdb3" officeooo:paragraph-rsid="0059bdb3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officeooo:rsid="003fdad8" officeooo:paragraph-rsid="005b1ca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335e4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3e6761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3fdad8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e6761" officeooo:paragraph-rsid="003e6761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3e676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50acc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5e8589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6761" officeooo:paragraph-rsid="0047b038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fdad8" officeooo:paragraph-rsid="005e858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fdad8" officeooo:paragraph-rsid="003fdad8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fdad8" officeooo:paragraph-rsid="0051722a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8edef" officeooo:paragraph-rsid="0058edef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3fdad8" officeooo:paragraph-rsid="005b1ca0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0acc8" officeooo:paragraph-rsid="0050acc8"/>
    </style:style>
    <style:style style:name="P21" style:family="paragraph" style:parent-style-name="Standard">
      <style:paragraph-properties fo:text-align="start" style:justify-single-word="false"/>
      <style:text-properties fo:color="#c9211e" loext:opacity="100%" fo:font-style="italic" fo:font-weight="normal" officeooo:rsid="0059bdb3" officeooo:paragraph-rsid="0059bdb3" style:font-style-asian="italic" style:font-weight-asian="normal" style:font-style-complex="italic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38d23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60c4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35e4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e6761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fdad8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3ea3b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c279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1722a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50064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5ebba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38d23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e6761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60c4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3fdad8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a52c3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cb9b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ffac8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620a0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e6761" style:font-weight-asian="bold" style:font-weight-complex="bold"/>
    </style:style>
    <style:style style:name="T26" style:family="text">
      <style:text-properties fo:font-weight="bold" officeooo:rsid="0049143e" style:font-weight-asian="bold" style:font-weight-complex="bold"/>
    </style:style>
    <style:style style:name="T27" style:family="text">
      <style:text-properties fo:font-weight="bold" officeooo:rsid="004ab6cf" style:font-weight-asian="bold" style:font-weight-complex="bold"/>
    </style:style>
    <style:style style:name="T28" style:family="text">
      <style:text-properties fo:font-weight="bold" officeooo:rsid="0043ea3b" style:font-weight-asian="bold" style:font-weight-complex="bold"/>
    </style:style>
    <style:style style:name="T29" style:family="text">
      <style:text-properties fo:font-weight="bold" officeooo:rsid="005e8589" style:font-weight-asian="bold" style:font-weight-complex="bold"/>
    </style:style>
    <style:style style:name="T30" style:family="text">
      <style:text-properties fo:font-weight="bold" officeooo:rsid="0050acc8" style:font-weight-asian="bold" style:font-weight-complex="bold"/>
    </style:style>
    <style:style style:name="T31" style:family="text">
      <style:text-properties officeooo:rsid="0043ea3b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506b29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506b29" style:font-weight-asian="bold" style:font-weight-complex="bold"/>
    </style:style>
    <style:style style:name="T36" style:family="text">
      <style:text-properties style:text-underline-style="none" fo:font-weight="bold" officeooo:rsid="005e8589" style:font-weight-asian="bold" style:font-weight-complex="bold"/>
    </style:style>
    <style:style style:name="T37" style:family="text">
      <style:text-properties style:text-underline-style="none" officeooo:rsid="005e8589"/>
    </style:style>
    <style:style style:name="T38" style:family="text">
      <style:text-properties officeooo:rsid="0050acc8"/>
    </style:style>
    <style:style style:name="T39" style:family="text">
      <style:text-properties officeooo:rsid="003e6761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5b1ca0" style:font-weight-asian="normal" style:font-weight-complex="normal"/>
    </style:style>
    <style:style style:name="T42" style:family="text">
      <style:text-properties fo:font-weight="normal" officeooo:rsid="0058edef" style:font-weight-asian="normal" style:font-weight-complex="normal"/>
    </style:style>
    <style:style style:name="T43" style:family="text">
      <style:text-properties officeooo:rsid="005e85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0">2</text:span><text:span text:style-name="T21">0</text:span><text:span text:style-name="T20">1</text:span><text:span text:style-name="T18"> - </text:span><text:span text:style-name="T22">Ground - </text:span><text:span text:style-name="T19">Cold Start</text:span></text:p>
      <text:p text:style-name="P3"/>
      <text:p text:style-name="P1">Cold Start Checklist</text:p>
      <text:p text:style-name="P21"><text:span text:style-name="T14">D</text:span><text:span text:style-name="T12">on't rearm/refuel</text:span><text:span text:style-name="T23"> until you're done with the ground crew interaction at the beginning. <text:s/>They can only do one thing at once.</text:span></text:p>
      <text:list xml:id="list427804910" text:style-name="L1">
        <text:list-item>
          <text:p text:style-name="P7"><text:span text:style-name="T14">BATT</text:span><text:span text:style-name="T2"> </text:span><text:span text:style-name="T4">s</text:span><text:span text:style-name="T2">witch ... </text:span><text:span text:style-name="T13">ON</text:span><text:span text:style-name="T2"> (</text:span><text:span text:style-name="T5">front panel </text:span><text:span text:style-name="T6">lower </text:span><text:span text:style-name="T5">right</text:span><text:span text:style-name="T3">)</text:span></text:p>
        </text:list-item>
        <text:list-item>
          <text:p text:style-name="P10"><text:span text:style-name="T15">L </text:span><text:span text:style-name="T12">GEN</text:span><text:span text:style-name="T1"> and </text:span><text:span text:style-name="T12">R GEN</text:span><text:span text:style-name="T1"> ... </text:span><text:span text:style-name="T12">ON</text:span><text:span text:style-name="T1"> (front panel </text:span><text:span text:style-name="T6">lower </text:span><text:span text:style-name="T1">right)</text:span></text:p>
        </text:list-item>
        <text:list-item>
          <text:p text:style-name="P10"><text:span text:style-name="T12">BOOST PUMPS</text:span><text:span text:style-name="T1">, </text:span><text:span text:style-name="T12">LEFT</text:span><text:span text:style-name="T1"> and </text:span><text:span text:style-name="T12">RIGHT</text:span><text:span text:style-name="T1"> ... </text:span><text:span text:style-name="T12">ON</text:span><text:span text:style-name="T1"> (front panel </text:span><text:span text:style-name="T6">lower </text:span><text:span text:style-name="T1">right)</text:span></text:p>
        </text:list-item>
        <text:list-item>
          <text:p text:style-name="P11"><text:span text:style-name="T24">Ground Crew</text:span> ... <text:span text:style-name="T24">Connect compressed air supply</text:span></text:p>
        </text:list-item>
        <text:list-item>
          <text:p text:style-name="P11"><text:span text:style-name="T24">Ground Crew</text:span> ... <text:span text:style-name="T24">Apply compressed air</text:span></text:p>
        </text:list-item>
        <text:list-item>
          <text:p text:style-name="P12">When <text:span text:style-name="T24">left RPM</text:span> at 10% ... <text:span text:style-name="T24">Left Engine Start</text:span> button <text:span text:style-name="T38">(front panel lower left)</text:span></text:p>
        </text:list-item>
        <text:list-item>
          <text:p text:style-name="P11"><text:span text:style-name="T24">Left Throttle</text:span> ... <text:span text:style-name="T24">Idle</text:span><text:span text:style-name="T43"> (</text:span><text:span text:style-name="T29">Shift-Bottom Thumb Button press</text:span><text:span text:style-name="T43">)</text:span></text:p>
        </text:list-item>
        <text:list-item>
          <text:p text:style-name="P11">Monitor left engine until 50% RPM</text:p>
        </text:list-item>
        <text:list-item>
          <text:p text:style-name="P8"><text:span text:style-name="T14">Ground Crew</text:span><text:span text:style-name="T5"> ... </text:span><text:span text:style-name="T14">Apply compressed air</text:span><text:span text:style-name="T5"> </text:span><text:span text:style-name="T7">(or increase left engine to 95% RPM to provide crossbleed air, </text:span><text:span text:style-name="T10">use brakes or </text:span><text:span text:style-name="T7">wheel chocks</text:span><text:span text:style-name="T8">, </text:span><text:span text:style-name="T10">then press Right Engine Start to begin spooling up</text:span><text:span text:style-name="T7">)</text:span></text:p>
        </text:list-item>
        <text:list-item>
          <text:p text:style-name="P11">When <text:span text:style-name="T24">right RPM</text:span> at 10% ... <text:span text:style-name="T24">Right Engine Start</text:span> button <text:span text:style-name="T38">(front panel lower left)</text:span></text:p>
        </text:list-item>
        <text:list-item>
          <text:p text:style-name="P13"><text:span text:style-name="T24">Right Throttle</text:span> ... <text:span text:style-name="T24">Idle</text:span><text:span text:style-name="T43"> (</text:span><text:span text:style-name="T29">Bottom Thumb Button press</text:span><text:span text:style-name="T43">)</text:span></text:p>
        </text:list-item>
        <text:list-item>
          <text:p text:style-name="P11">Monitor right engine until 50% RPM</text:p>
        </text:list-item>
        <text:list-item>
          <text:p text:style-name="P11"><text:span text:style-name="T24">Ground Crew</text:span> ... <text:span text:style-name="T24">Disconnect compressed air supply</text:span></text:p>
        </text:list-item>
        <text:list-item>
          <text:p text:style-name="P15"><text:span text:style-name="T24">Ground Crew ... Remove wheel chocks </text:span><text:span text:style-name="T30">if needed (default is removed)</text:span></text:p>
        </text:list-item>
      </text:list>
      <text:p text:style-name="P4">Now you can rearm/refuel.</text:p>
      <text:list xml:id="list172857088125364" text:continue-numbering="true" text:style-name="L1">
        <text:list-item>
          <text:p text:style-name="P14"><text:span text:style-name="T24">Canopy</text:span> ... <text:span text:style-name="T24">close</text:span></text:p>
        </text:list-item>
        <text:list-item>
          <text:p text:style-name="P11"><text:span text:style-name="T24">Air brake</text:span> ... <text:span text:style-name="T24">Retract</text:span><text:span text:style-name="T32"> </text:span><text:span text:style-name="T33">(button on virtual throttle is forward for retracted)</text:span></text:p>
        </text:list-item>
        <text:list-item>
          <text:p text:style-name="P18"><text:span text:style-name="T35">F</text:span><text:span text:style-name="T34">laps</text:span><text:span text:style-name="T32"> ... </text:span><text:span text:style-name="T34">AUTO</text:span><text:span text:style-name="T32"> </text:span><text:span text:style-name="T37">(</text:span><text:span text:style-name="T36">Speedbrake Hat up 2x</text:span><text:span text:style-name="T37">) </text:span><text:span text:style-name="T32">(button on virtual throttle is aft for auto)</text:span></text:p>
        </text:list-item>
        <text:list-item>
          <text:p text:style-name="P8"><text:span text:style-name="T14">YAW</text:span><text:span text:style-name="T5"> and </text:span><text:span text:style-name="T14">PITCH</text:span><text:span text:style-name="T5"> </text:span><text:span text:style-name="T17">D</text:span><text:span text:style-name="T14">amper</text:span><text:span text:style-name="T5"> </text:span><text:span text:style-name="T11">switches</text:span><text:span text:style-name="T5"> ... </text:span><text:span text:style-name="T14">ON</text:span><text:span text:style-name="T5"> (behind throttle)</text:span></text:p>
        </text:list-item>
        <text:list-item>
          <text:p text:style-name="P10"><text:span text:style-name="T12">OXYGEN SUPPLY</text:span><text:span text:style-name="T1"> switch ... </text:span><text:span text:style-name="T12">ON</text:span><text:span text:style-name="T1"> (right console </text:span><text:span text:style-name="T6">front</text:span><text:span text:style-name="T1">)</text:span></text:p>
        </text:list-item>
        <text:list-item>
          <text:p text:style-name="P20"><text:span text:style-name="T12">OXYGEN DILUTER</text:span><text:span text:style-name="T1"> switch ... </text:span><text:span text:style-name="T12">NORMAL OXYGEN</text:span><text:span text:style-name="T1"> (right console front)</text:span></text:p>
        </text:list-item>
        <text:list-item>
          <text:p text:style-name="P9"><text:span text:style-name="T16">Standby Attitude Indicator</text:span><text:span text:style-name="T6"> ... Uncage and set to </text:span><text:span text:style-name="T9">same as primary</text:span></text:p>
        </text:list-item>
        <text:list-item>
          <text:p text:style-name="P16"><text:span text:style-name="T24">PITOT HEAT</text:span> ... <text:span text:style-name="T24">ON</text:span> (front panel lower right)</text:p>
        </text:list-item>
        <text:list-item>
          <text:p text:style-name="P16"><text:span text:style-name="T24">ENGINE ANTI-ICE</text:span> ... <text:span text:style-name="T27">Only if</text:span><text:span text:style-name="T28"> needed</text:span> <text:span text:style-name="T31">(below 4 deg C and high humidity) </text:span>(front panel lower right)</text:p>
        </text:list-item>
        <text:list-item>
          <text:p text:style-name="P17"><text:span text:style-name="T25">RADAR</text:span><text:span text:style-name="T39"> knob ... </text:span><text:span text:style-name="T25">STBY</text:span><text:span text:style-name="T39"> or </text:span><text:span text:style-name="T26">OPER</text:span><text:span text:style-name="T39"> (must take off within 10 minutes to avoid overheating)</text:span></text:p>
        </text:list-item>
        <text:list-item>
          <text:p text:style-name="P19"><text:span text:style-name="T24">Master Caution</text:span><text:span text:style-name="T40"> ... </text:span><text:span text:style-name="T24">Reset</text:span></text:p>
        </text:list-item>
      </text:list>
      <text:p text:style-name="P2"/>
      <text:p text:style-name="P5"><text:span text:style-name="T42">Proceed with rest of checklist</text:span><text:span text:style-name="T41">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9-03T17:28:56.451000000</dc:date>
    <meta:editing-duration>PT10H52M9S</meta:editing-duration>
    <meta:editing-cycles>7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0" meta:word-count="323" meta:character-count="1786" meta:non-whitespace-character-count="1517"/>
  </office:meta>
</office:document-meta>
</file>